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ans-Regular" svg:font-family="OpenSans-Regular" style:font-family-generic="swiss"/>
    <style:font-face style:name="LiberationMono" svg:font-family="LiberationMono" style:font-family-generic="modern" style:font-pitch="fixed"/>
    <style:font-face style:name="OpenSans-Bold" svg:font-family="OpenSans-Bold" style:font-family-generic="swiss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Fuentedepárrafopredeter." style:family="text">
      <style:text-properties style:font-name="Arial" fo:font-size="20pt" style:font-size-asian="20pt" style:font-size-complex="20pt"/>
    </style:style>
    <style:style style:name="T8" style:parent-style-name="Fuentedepárrafopredeter." style:family="text">
      <style:text-properties style:font-name="Arial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1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12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 fo:color="#3333FF"/>
    </style:style>
    <style:style style:name="P16" style:parent-style-name="Standard" style:family="paragraph">
      <style:paragraph-properties fo:text-align="justify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/>
      <style:text-properties style:font-name="Arial" fo:color="#3333FF"/>
    </style:style>
    <style:style style:name="P19" style:parent-style-name="Standard" style:family="paragraph">
      <style:paragraph-properties fo:text-align="justify"/>
      <style:text-properties style:font-name="Arial"/>
    </style:style>
    <style:style style:name="P20" style:parent-style-name="Standard" style:family="paragraph">
      <style:paragraph-properties fo:text-align="justify"/>
      <style:text-properties style:font-name="Arial"/>
    </style:style>
    <style:style style:name="P21" style:parent-style-name="Standard" style:family="paragraph">
      <style:paragraph-properties fo:text-align="justify"/>
      <style:text-properties style:font-name="Arial" fo:color="#3333FF"/>
    </style:style>
    <style:style style:name="P22" style:parent-style-name="Standard" style:family="paragraph">
      <style:paragraph-properties fo:text-align="justify"/>
      <style:text-properties style:font-name="Arial"/>
    </style:style>
    <style:style style:name="P23" style:parent-style-name="Standard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/>
      <style:text-properties style:font-name="Arial" fo:color="#3333FF"/>
    </style:style>
    <style:style style:name="P25" style:parent-style-name="Standard" style:family="paragraph">
      <style:paragraph-properties fo:text-align="justify"/>
      <style:text-properties style:font-name="Arial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 fo:color="#3333FF"/>
    </style:style>
    <style:style style:name="P28" style:parent-style-name="Standard" style:family="paragraph">
      <style:paragraph-properties fo:text-align="justify"/>
      <style:text-properties style:font-name="Arial"/>
    </style:style>
    <style:style style:name="P29" style:parent-style-name="Standard" style:family="paragraph">
      <style:paragraph-properties fo:text-align="justify"/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 fo:color="#3333FF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P33" style:parent-style-name="Standard" style:family="paragraph">
      <style:paragraph-properties fo:text-align="justify"/>
      <style:text-properties style:font-name="Arial" fo:color="#3333FF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  <style:text-properties style:font-name="Arial" fo:color="#3333FF"/>
    </style:style>
    <style:style style:name="P37" style:parent-style-name="Standard" style:family="paragraph">
      <style:paragraph-properties fo:text-align="justify"/>
      <style:text-properties style:font-name="Arial"/>
    </style:style>
    <style:style style:name="P38" style:parent-style-name="Standard" style:family="paragraph">
      <style:paragraph-properties fo:text-align="justify"/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Arial"/>
    </style:style>
    <style:style style:name="T42" style:parent-style-name="Fuentedepárrafopredeter." style:family="text">
      <style:text-properties style:font-name="Arial" fo:color="#00A933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style:font-name="Arial"/>
    </style:style>
    <style:style style:name="T46" style:parent-style-name="Fuentedepárrafopredeter." style:family="text">
      <style:text-properties style:font-name="Arial" fo:color="#00A933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font-name="Arial"/>
    </style:style>
    <style:style style:name="T50" style:parent-style-name="Fuentedepárrafopredeter." style:family="text">
      <style:text-properties style:font-name="Arial" fo:color="#00A933"/>
    </style:style>
    <style:style style:name="P51" style:parent-style-name="Standard" style:family="paragraph">
      <style:paragraph-properties fo:text-align="justify"/>
      <style:text-properties style:font-name="Arial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Arial"/>
    </style:style>
    <style:style style:name="T54" style:parent-style-name="Fuentedepárrafopredeter." style:family="text">
      <style:text-properties style:font-name="Arial" fo:color="#00A933"/>
    </style:style>
    <style:style style:name="P55" style:parent-style-name="Standard" style:family="paragraph">
      <style:paragraph-properties fo:text-align="justify"/>
      <style:text-properties style:font-name="Arial"/>
    </style:style>
    <style:style style:name="P56" style:parent-style-name="Standard" style:family="paragraph">
      <style:paragraph-properties fo:text-align="justify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 fo:color="#00A933"/>
    </style:style>
    <style:style style:name="P59" style:parent-style-name="Standard" style:family="paragraph">
      <style:paragraph-properties fo:break-before="page" fo:text-align="justify"/>
      <style:text-properties style:font-name="Arial" fo:font-size="16pt" style:font-size-asian="16pt" style:font-size-complex="16pt"/>
    </style:style>
    <style:style style:name="P60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61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62" style:parent-style-name="Standard" style:family="paragraph">
      <style:paragraph-properties fo:text-align="justify"/>
      <style:text-properties style:font-name="Arial"/>
    </style:style>
    <style:style style:name="P63" style:parent-style-name="Standard" style:family="paragraph">
      <style:paragraph-properties fo:text-align="justify"/>
      <style:text-properties style:font-name="Arial"/>
    </style:style>
    <style:style style:name="P64" style:parent-style-name="Standard" style:family="paragraph">
      <style:paragraph-properties fo:text-align="justify"/>
      <style:text-properties style:font-name="Arial"/>
    </style:style>
    <style:style style:name="P65" style:parent-style-name="Standard" style:family="paragraph">
      <style:paragraph-properties fo:text-align="justify"/>
      <style:text-properties style:font-name="Arial"/>
    </style:style>
    <style:style style:name="P66" style:parent-style-name="Standard" style:family="paragraph">
      <style:paragraph-properties fo:text-align="justify"/>
      <style:text-properties style:font-name="Arial" fo:color="#3333FF"/>
    </style:style>
    <style:style style:name="P67" style:parent-style-name="Standard" style:family="paragraph">
      <style:paragraph-properties fo:text-align="justify"/>
      <style:text-properties style:font-name="Arial"/>
    </style:style>
    <style:style style:name="P68" style:parent-style-name="Standard" style:family="paragraph">
      <style:paragraph-properties fo:text-align="justify"/>
      <style:text-properties style:font-name="Arial"/>
    </style:style>
    <style:style style:name="P69" style:parent-style-name="Standard" style:family="paragraph">
      <style:paragraph-properties fo:text-align="justify"/>
      <style:text-properties style:font-name="Arial" fo:color="#3333FF"/>
    </style:style>
    <style:style style:name="P70" style:parent-style-name="Standard" style:family="paragraph">
      <style:paragraph-properties fo:text-align="justify"/>
      <style:text-properties style:font-name="Arial" fo:color="#3333FF"/>
    </style:style>
    <style:style style:name="P71" style:parent-style-name="Standard" style:family="paragraph">
      <style:paragraph-properties fo:text-align="justify"/>
      <style:text-properties style:font-name="Arial"/>
    </style:style>
    <style:style style:name="P72" style:parent-style-name="Standard" style:family="paragraph">
      <style:paragraph-properties fo:text-align="justify"/>
      <style:text-properties style:font-name="Arial" fo:color="#3333FF"/>
    </style:style>
    <style:style style:name="P73" style:parent-style-name="Standard" style:family="paragraph">
      <style:paragraph-properties fo:text-align="justify"/>
      <style:text-properties style:font-name="Arial" fo:color="#3333FF"/>
    </style:style>
    <style:style style:name="P74" style:parent-style-name="Standard" style:family="paragraph">
      <style:paragraph-properties fo:text-align="justify"/>
      <style:text-properties style:font-name="Arial" fo:color="#3333FF"/>
    </style:style>
    <style:style style:name="P75" style:parent-style-name="Standard" style:family="paragraph">
      <style:paragraph-properties fo:text-align="justify"/>
      <style:text-properties style:font-name="Arial"/>
    </style:style>
    <style:style style:name="P76" style:parent-style-name="Standard" style:family="paragraph">
      <style:paragraph-properties fo:text-align="justify"/>
      <style:text-properties style:font-name="Arial"/>
    </style:style>
    <style:style style:name="P77" style:parent-style-name="Standard" style:family="paragraph">
      <style:paragraph-properties fo:text-align="justify"/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 fo:color="#3333FF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  <style:text-properties style:font-name="Arial"/>
    </style:style>
    <style:style style:name="P81" style:parent-style-name="Standard" style:family="paragraph">
      <style:paragraph-properties fo:text-align="justify"/>
      <style:text-properties style:font-name="Arial" fo:color="#3333FF"/>
    </style:style>
    <style:style style:name="P82" style:parent-style-name="Standard" style:family="paragraph">
      <style:paragraph-properties fo:text-align="justify"/>
      <style:text-properties style:font-name="Arial"/>
    </style:style>
    <style:style style:name="P83" style:parent-style-name="Standard" style:family="paragraph">
      <style:paragraph-properties fo:text-align="justify"/>
      <style:text-properties style:font-name="Arial"/>
    </style:style>
    <style:style style:name="P84" style:parent-style-name="Standard" style:family="paragraph">
      <style:paragraph-properties fo:text-align="justify"/>
      <style:text-properties style:font-name="Arial"/>
    </style:style>
    <style:style style:name="P85" style:parent-style-name="Standard" style:family="paragraph">
      <style:paragraph-properties fo:text-align="justify"/>
    </style:style>
    <style:style style:name="T86" style:parent-style-name="Fuentedepárrafopredeter." style:family="text">
      <style:text-properties style:font-name="Arial"/>
    </style:style>
    <style:style style:name="T87" style:parent-style-name="Fuentedepárrafopredeter." style:family="text">
      <style:text-properties style:font-name="Arial"/>
    </style:style>
    <style:style style:name="T88" style:parent-style-name="Fuentedepárrafopredeter." style:family="text">
      <style:text-properties style:font-name="Arial" fo:color="#3333FF"/>
    </style:style>
    <style:style style:name="P89" style:parent-style-name="Standard" style:family="paragraph">
      <style:paragraph-properties fo:text-align="justify"/>
      <style:text-properties style:font-name="Arial"/>
    </style:style>
    <style:style style:name="P90" style:parent-style-name="Standard" style:family="paragraph">
      <style:paragraph-properties fo:text-align="justify"/>
    </style:style>
    <style:style style:name="T91" style:parent-style-name="Fuentedepárrafopredeter." style:family="text">
      <style:text-properties style:font-name="Arial"/>
    </style:style>
    <style:style style:name="T92" style:parent-style-name="Fuentedepárrafopredeter." style:family="text">
      <style:text-properties style:font-name="Arial" fo:color="#3333FF"/>
    </style:style>
    <style:style style:name="P93" style:parent-style-name="Standard" style:family="paragraph">
      <style:paragraph-properties fo:text-align="justify"/>
      <style:text-properties style:font-name="Arial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Arial"/>
    </style:style>
    <style:style style:name="T96" style:parent-style-name="Fuentedepárrafopredeter." style:family="text">
      <style:text-properties style:font-name="Arial" fo:color="#3333FF"/>
    </style:style>
    <style:style style:name="P97" style:parent-style-name="Standard" style:family="paragraph">
      <style:paragraph-properties fo:text-align="justify"/>
      <style:text-properties style:font-name="Arial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Arial"/>
    </style:style>
    <style:style style:name="T100" style:parent-style-name="Fuentedepárrafopredeter." style:family="text">
      <style:text-properties style:font-name="Arial" fo:color="#3333FF"/>
    </style:style>
    <style:style style:name="P101" style:parent-style-name="Standard" style:family="paragraph">
      <style:paragraph-properties fo:text-align="justify"/>
      <style:text-properties style:font-name="Arial"/>
    </style:style>
    <style:style style:name="P102" style:parent-style-name="Standard" style:family="paragraph">
      <style:paragraph-properties fo:text-align="justify"/>
    </style:style>
    <style:style style:name="T103" style:parent-style-name="Fuentedepárrafopredeter." style:family="text">
      <style:text-properties style:font-name="Arial"/>
    </style:style>
    <style:style style:name="T104" style:parent-style-name="Fuentedepárrafopredeter." style:family="text">
      <style:text-properties style:font-name="Arial" fo:color="#3333FF"/>
    </style:style>
    <style:style style:name="P105" style:parent-style-name="Standard" style:family="paragraph">
      <style:paragraph-properties fo:text-align="justify"/>
      <style:text-properties style:font-name="Arial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style:font-name="Arial"/>
    </style:style>
    <style:style style:name="T108" style:parent-style-name="Fuentedepárrafopredeter." style:family="text">
      <style:text-properties style:font-name="Arial" fo:color="#3333FF"/>
    </style:style>
    <style:style style:name="P109" style:parent-style-name="Standard" style:family="paragraph">
      <style:paragraph-properties fo:text-align="justify"/>
      <style:text-properties style:font-name="Arial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style:font-name="Arial"/>
    </style:style>
    <style:style style:name="T112" style:parent-style-name="Fuentedepárrafopredeter." style:family="text">
      <style:text-properties style:font-name="Arial" fo:color="#3333FF"/>
    </style:style>
    <style:style style:name="P113" style:parent-style-name="Standard" style:family="paragraph">
      <style:paragraph-properties fo:text-align="justify"/>
      <style:text-properties style:font-name="Arial"/>
    </style:style>
    <style:style style:name="P114" style:parent-style-name="Standard" style:family="paragraph">
      <style:paragraph-properties fo:text-align="justify"/>
    </style:style>
    <style:style style:name="T115" style:parent-style-name="Fuentedepárrafopredeter." style:family="text">
      <style:text-properties style:font-name="Arial" fo:language="en" fo:country="US"/>
    </style:style>
    <style:style style:name="T116" style:parent-style-name="Fuentedepárrafopredeter." style:family="text">
      <style:text-properties style:font-name="Arial" fo:color="#3333FF" fo:language="en" fo:country="US"/>
    </style:style>
    <style:style style:name="P117" style:parent-style-name="Standard" style:family="paragraph">
      <style:paragraph-properties fo:text-align="justify"/>
      <style:text-properties style:font-name="Arial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Fuentedepárrafopredeter." style:family="text">
      <style:text-properties style:font-name="Arial" fo:language="en" fo:country="US"/>
    </style:style>
    <style:style style:name="T120" style:parent-style-name="Fuentedepárrafopredeter." style:family="text">
      <style:text-properties style:font-name="Arial" fo:color="#3333FF" fo:language="en" fo:country="US"/>
    </style:style>
    <style:style style:name="P121" style:parent-style-name="Standard" style:family="paragraph">
      <style:paragraph-properties fo:text-align="justify"/>
      <style:text-properties style:font-name="Arial" fo:language="en" fo:country="US"/>
    </style:style>
    <style:style style:name="P122" style:parent-style-name="Standard" style:family="paragraph">
      <style:paragraph-properties fo:text-align="justify"/>
    </style:style>
    <style:style style:name="T123" style:parent-style-name="Fuentedepárrafopredeter." style:family="text">
      <style:text-properties style:font-name="Arial" fo:language="en" fo:country="US"/>
    </style:style>
    <style:style style:name="T124" style:parent-style-name="Fuentedepárrafopredeter." style:family="text">
      <style:text-properties style:font-name="Arial" fo:color="#3333FF" fo:language="en" fo:country="US"/>
    </style:style>
    <style:style style:name="P125" style:parent-style-name="Standard" style:family="paragraph">
      <style:paragraph-properties fo:text-align="justify"/>
      <style:text-properties style:font-name="Arial" fo:language="en" fo:country="US"/>
    </style:style>
    <style:style style:name="P126" style:parent-style-name="Standard" style:family="paragraph">
      <style:paragraph-properties fo:text-align="justify"/>
      <style:text-properties style:font-name="Arial" fo:language="en" fo:country="US"/>
    </style:style>
    <style:style style:name="P127" style:parent-style-name="Standard" style:family="paragraph">
      <style:paragraph-properties fo:text-align="justify"/>
      <style:text-properties style:font-name="Arial" fo:language="en" fo:country="US"/>
    </style:style>
    <style:style style:name="P128" style:parent-style-name="Standard" style:list-style-name="LFO1" style:family="paragraph">
      <style:paragraph-properties fo:text-align="justify"/>
    </style:style>
    <style:style style:name="T129" style:parent-style-name="Fuentedepárrafopredeter." style:family="text">
      <style:text-properties style:font-name="Arial"/>
    </style:style>
    <style:style style:name="T130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P131" style:parent-style-name="Standard" style:family="paragraph">
      <style:paragraph-properties fo:text-align="justify"/>
      <style:text-properties style:font-name="Arial"/>
    </style:style>
    <style:style style:name="P132" style:parent-style-name="Standard" style:family="paragraph">
      <style:paragraph-properties fo:text-align="justify"/>
      <style:text-properties style:font-name="Arial" style:font-name-asian="OpenSans-Regular" style:font-name-complex="OpenSans-Regular" fo:color="#3333FF"/>
    </style:style>
    <style:style style:name="P133" style:parent-style-name="Standard" style:family="paragraph">
      <style:paragraph-properties fo:text-align="justify"/>
      <style:text-properties style:font-name="Arial" fo:color="#3333FF"/>
    </style:style>
    <style:style style:name="P134" style:parent-style-name="Standard" style:family="paragraph">
      <style:paragraph-properties fo:text-align="justify"/>
      <style:text-properties style:font-name="Arial" style:font-name-asian="OpenSans-Regular" style:font-name-complex="OpenSans-Regular" fo:color="#3333FF"/>
    </style:style>
    <style:style style:name="P135" style:parent-style-name="Standard" style:family="paragraph">
      <style:paragraph-properties fo:text-align="justify"/>
      <style:text-properties style:font-name="Arial" fo:color="#3333FF"/>
    </style:style>
    <style:style style:name="P136" style:parent-style-name="Standard" style:family="paragraph">
      <style:paragraph-properties fo:text-align="justify"/>
      <style:text-properties style:font-name="Arial" style:font-name-asian="OpenSans-Regular" style:font-name-complex="OpenSans-Regular" fo:color="#3333FF"/>
    </style:style>
    <style:style style:name="P137" style:parent-style-name="Standard" style:family="paragraph">
      <style:paragraph-properties fo:text-align="justify"/>
      <style:text-properties style:font-name="Arial" fo:color="#3333FF"/>
    </style:style>
    <style:style style:name="P138" style:parent-style-name="Standard" style:family="paragraph">
      <style:paragraph-properties fo:text-align="justify"/>
      <style:text-properties style:font-name="Arial" style:font-name-asian="OpenSans-Regular" style:font-name-complex="OpenSans-Regular" fo:color="#3333FF"/>
    </style:style>
    <style:style style:name="P139" style:parent-style-name="Standard" style:family="paragraph">
      <style:paragraph-properties fo:text-align="justify"/>
      <style:text-properties style:font-name="Arial" fo:color="#3333FF"/>
    </style:style>
    <style:style style:name="P140" style:parent-style-name="Standard" style:list-style-name="LFO2" style:family="paragraph">
      <style:text-properties style:font-name="Arial" fo:font-size="16pt" style:font-size-asian="16pt" style:font-size-complex="16pt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list-style-name="LFO3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T146" style:parent-style-name="Fuentedepárrafopredeter." style:family="text">
      <style:text-properties style:font-name="Arial"/>
    </style:style>
    <style:style style:name="T147" style:parent-style-name="Fuentedepárrafopredeter." style:family="text">
      <style:text-properties style:font-name="Arial" fo:color="#3333FF"/>
    </style:style>
    <style:style style:name="P148" style:parent-style-name="Standard" style:family="paragraph">
      <style:text-properties style:font-name="Arial"/>
    </style:style>
    <style:style style:name="T149" style:parent-style-name="Fuentedepárrafopredeter." style:family="text">
      <style:text-properties style:font-name="Arial"/>
    </style:style>
    <style:style style:name="T150" style:parent-style-name="Fuentedepárrafopredeter." style:family="text">
      <style:text-properties style:font-name="Arial" fo:color="#3333FF"/>
    </style:style>
    <style:style style:name="P151" style:parent-style-name="Standard" style:family="paragraph">
      <style:text-properties style:font-name="Arial"/>
    </style:style>
    <style:style style:name="T152" style:parent-style-name="Fuentedepárrafopredeter." style:family="text">
      <style:text-properties style:font-name="Arial"/>
    </style:style>
    <style:style style:name="T153" style:parent-style-name="Fuentedepárrafopredeter." style:family="text">
      <style:text-properties style:font-name="Arial" fo:color="#3333FF"/>
    </style:style>
    <style:style style:name="P154" style:parent-style-name="Standard" style:family="paragraph">
      <style:text-properties style:font-name="Arial"/>
    </style:style>
    <style:style style:name="T155" style:parent-style-name="Fuentedepárrafopredeter." style:family="text">
      <style:text-properties style:font-name="Arial"/>
    </style:style>
    <style:style style:name="T156" style:parent-style-name="Fuentedepárrafopredeter." style:family="text">
      <style:text-properties style:font-name="Arial" fo:color="#3333FF"/>
    </style:style>
    <style:style style:name="P157" style:parent-style-name="Standard" style:family="paragraph">
      <style:text-properties style:font-name="Arial"/>
    </style:style>
    <style:style style:name="T158" style:parent-style-name="Fuentedepárrafopredeter." style:family="text">
      <style:text-properties style:font-name="Arial"/>
    </style:style>
    <style:style style:name="T159" style:parent-style-name="Fuentedepárrafopredeter." style:family="text">
      <style:text-properties style:font-name="Arial" fo:color="#3333FF"/>
    </style:style>
    <style:style style:name="P160" style:parent-style-name="Standard" style:family="paragraph">
      <style:text-properties style:font-name="Arial"/>
    </style:style>
    <style:style style:name="T161" style:parent-style-name="Fuentedepárrafopredeter." style:family="text">
      <style:text-properties style:font-name="Arial"/>
    </style:style>
    <style:style style:name="T162" style:parent-style-name="Fuentedepárrafopredeter." style:family="text">
      <style:text-properties style:font-name="Arial" fo:color="#3333FF"/>
    </style:style>
    <style:style style:name="P163" style:parent-style-name="Standard" style:family="paragraph">
      <style:text-properties style:font-name="Arial"/>
    </style:style>
    <style:style style:name="T164" style:parent-style-name="Fuentedepárrafopredeter." style:family="text">
      <style:text-properties style:font-name="Arial"/>
    </style:style>
    <style:style style:name="T165" style:parent-style-name="Fuentedepárrafopredeter." style:family="text">
      <style:text-properties style:font-name="Arial" fo:color="#3333FF"/>
    </style:style>
    <style:style style:name="P166" style:parent-style-name="Standard" style:family="paragraph">
      <style:text-properties style:font-name="Arial"/>
    </style:style>
    <style:style style:name="T167" style:parent-style-name="Fuentedepárrafopredeter." style:family="text">
      <style:text-properties style:font-name="Arial"/>
    </style:style>
    <style:style style:name="T168" style:parent-style-name="Fuentedepárrafopredeter." style:family="text">
      <style:text-properties style:font-name="Arial" fo:color="#3333FF"/>
    </style:style>
    <style:style style:name="P169" style:parent-style-name="Standard" style:family="paragraph">
      <style:text-properties style:font-name="Arial"/>
    </style:style>
    <style:style style:name="T170" style:parent-style-name="Fuentedepárrafopredeter." style:family="text">
      <style:text-properties style:font-name="Arial" fo:language="en" fo:country="US"/>
    </style:style>
    <style:style style:name="T171" style:parent-style-name="Fuentedepárrafopredeter." style:family="text">
      <style:text-properties style:font-name="Arial" fo:color="#3333FF" fo:language="en" fo:country="US"/>
    </style:style>
    <style:style style:name="P172" style:parent-style-name="Standard" style:family="paragraph">
      <style:text-properties style:font-name="Arial" fo:language="en" fo:country="US"/>
    </style:style>
    <style:style style:name="T173" style:parent-style-name="Fuentedepárrafopredeter." style:family="text">
      <style:text-properties style:font-name="Arial" fo:language="en" fo:country="US"/>
    </style:style>
    <style:style style:name="T174" style:parent-style-name="Fuentedepárrafopredeter." style:family="text">
      <style:text-properties style:font-name="Arial" fo:color="#3333FF" fo:language="en" fo:country="US"/>
    </style:style>
    <style:style style:name="P175" style:parent-style-name="Standard" style:family="paragraph">
      <style:text-properties style:font-name="Arial" fo:language="en" fo:country="US"/>
    </style:style>
    <style:style style:name="T176" style:parent-style-name="Fuentedepárrafopredeter." style:family="text">
      <style:text-properties style:font-name="Arial"/>
    </style:style>
    <style:style style:name="T177" style:parent-style-name="Fuentedepárrafopredeter." style:family="text">
      <style:text-properties style:font-name="Arial" fo:color="#3333FF"/>
    </style:style>
    <style:style style:name="P178" style:parent-style-name="Standard" style:family="paragraph">
      <style:text-properties style:font-name="Arial"/>
    </style:style>
    <style:style style:name="T179" style:parent-style-name="Fuentedepárrafopredeter." style:family="text">
      <style:text-properties style:font-name="Arial"/>
    </style:style>
    <style:style style:name="T180" style:parent-style-name="Fuentedepárrafopredeter." style:family="text">
      <style:text-properties style:font-name="Arial" fo:color="#3333FF"/>
    </style:style>
    <style:style style:name="P181" style:parent-style-name="Standard" style:family="paragraph">
      <style:text-properties style:font-name="Arial"/>
    </style:style>
    <style:style style:name="T182" style:parent-style-name="Fuentedepárrafopredeter." style:family="text">
      <style:text-properties style:font-name="Arial"/>
    </style:style>
    <style:style style:name="T183" style:parent-style-name="Fuentedepárrafopredeter." style:family="text">
      <style:text-properties style:font-name="Arial" fo:color="#3333FF"/>
    </style:style>
    <style:style style:name="P184" style:parent-style-name="Standard" style:family="paragraph">
      <style:text-properties style:font-name="Arial"/>
    </style:style>
    <style:style style:name="T185" style:parent-style-name="Fuentedepárrafopredeter." style:family="text">
      <style:text-properties style:font-name="Arial"/>
    </style:style>
    <style:style style:name="T186" style:parent-style-name="Fuentedepárrafopredeter." style:family="text">
      <style:text-properties style:font-name="Arial" fo:color="#3333FF"/>
    </style:style>
    <style:style style:name="P187" style:parent-style-name="Standard" style:family="paragraph">
      <style:text-properties style:font-name="Arial"/>
    </style:style>
    <style:style style:name="T188" style:parent-style-name="Fuentedepárrafopredeter." style:family="text">
      <style:text-properties style:font-name="Arial"/>
    </style:style>
    <style:style style:name="T189" style:parent-style-name="Fuentedepárrafopredeter." style:family="text">
      <style:text-properties style:font-name="Arial" fo:color="#3333FF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T195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196" style:parent-style-name="Fuentedepárrafopredeter." style:family="text">
      <style:text-properties style:font-name="Arial" style:font-name-asian="LiberationMono" style:font-name-complex="LiberationMono" fo:color="#333333"/>
    </style:style>
    <style:style style:name="T197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198" style:parent-style-name="Fuentedepárrafopredeter." style:family="text">
      <style:text-properties style:font-name="Arial" style:font-name-asian="LiberationMono" style:font-name-complex="LiberationMono" fo:color="#333333"/>
    </style:style>
    <style:style style:name="P199" style:parent-style-name="Standard" style:family="paragraph">
      <style:paragraph-properties style:text-autospace="none"/>
    </style:style>
    <style:style style:name="T200" style:parent-style-name="Fuentedepárrafopredeter." style:family="text">
      <style:text-properties style:font-name="Arial" style:font-name-asian="LiberationMono" style:font-name-complex="LiberationMono" fo:color="#333333"/>
    </style:style>
    <style:style style:name="T201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P202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03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04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05" style:parent-style-name="Standard" style:family="paragraph">
      <style:paragraph-properties style:text-autospace="none"/>
    </style:style>
    <style:style style:name="T206" style:parent-style-name="Fuentedepárrafopredeter." style:family="text">
      <style:text-properties style:font-name="Arial" style:font-name-asian="LiberationMono" style:font-name-complex="LiberationMono" fo:color="#333333"/>
    </style:style>
    <style:style style:name="T207" style:parent-style-name="Fuentedepárrafopredeter." style:family="text">
      <style:text-properties style:font-name="Arial" style:font-name-asian="LiberationMono" style:font-name-complex="LiberationMono" fo:color="#3465A4"/>
    </style:style>
    <style:style style:name="P208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09" style:parent-style-name="Standard" style:family="paragraph">
      <style:paragraph-properties style:text-autospace="none"/>
    </style:style>
    <style:style style:name="T210" style:parent-style-name="Fuentedepárrafopredeter." style:family="text">
      <style:text-properties style:font-name="Arial" style:font-name-asian="LiberationMono" style:font-name-complex="LiberationMono" fo:color="#333333"/>
    </style:style>
    <style:style style:name="T211" style:parent-style-name="Fuentedepárrafopredeter." style:family="text">
      <style:text-properties style:font-name="Arial" style:font-name-asian="LiberationMono" style:font-name-complex="LiberationMono" fo:color="#3465A4"/>
    </style:style>
    <style:style style:name="P212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13" style:parent-style-name="Standard" style:family="paragraph">
      <style:paragraph-properties style:text-autospace="none"/>
    </style:style>
    <style:style style:name="T214" style:parent-style-name="Fuentedepárrafopredeter." style:family="text">
      <style:text-properties style:font-name="Arial" style:font-name-asian="LiberationMono" style:font-name-complex="LiberationMono" fo:color="#333333"/>
    </style:style>
    <style:style style:name="T215" style:parent-style-name="Fuentedepárrafopredeter." style:family="text">
      <style:text-properties style:font-name="Arial" style:font-name-asian="LiberationMono" style:font-name-complex="LiberationMono" fo:color="#3465A4"/>
    </style:style>
    <style:style style:name="P216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17" style:parent-style-name="Standard" style:family="paragraph">
      <style:paragraph-properties style:text-autospace="none"/>
    </style:style>
    <style:style style:name="T218" style:parent-style-name="Fuentedepárrafopredeter." style:family="text">
      <style:text-properties style:font-name="Arial" style:font-name-asian="LiberationMono" style:font-name-complex="LiberationMono" fo:color="#333333"/>
    </style:style>
    <style:style style:name="T219" style:parent-style-name="Fuentedepárrafopredeter." style:family="text">
      <style:text-properties style:font-name="Arial" style:font-name-asian="LiberationMono" style:font-name-complex="LiberationMono" fo:color="#3465A4"/>
    </style:style>
    <style:style style:name="P220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21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22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23" style:parent-style-name="Standard" style:family="paragraph">
      <style:paragraph-properties style:text-autospace="none"/>
      <style:text-properties style:font-name="Arial" style:font-name-asian="OpenSans-Regular" style:font-name-complex="OpenSans-Regular" fo:color="#3465A4"/>
    </style:style>
    <style:style style:name="P224" style:parent-style-name="Standard" style:family="paragraph">
      <style:paragraph-properties style:text-autospace="none"/>
      <style:text-properties style:font-name="Arial" style:font-name-asian="OpenSans-Regular" style:font-name-complex="OpenSans-Regular" fo:color="#3465A4"/>
    </style:style>
    <style:style style:name="P225" style:parent-style-name="Standard" style:family="paragraph">
      <style:paragraph-properties style:text-autospace="none"/>
      <style:text-properties style:font-name="Arial" style:font-name-asian="OpenSans-Regular" style:font-name-complex="OpenSans-Regular" fo:color="#3465A4"/>
    </style:style>
    <style:style style:name="P226" style:parent-style-name="Standard" style:family="paragraph">
      <style:paragraph-properties style:text-autospace="none"/>
      <style:text-properties style:font-name="Arial" style:font-name-asian="OpenSans-Regular" style:font-name-complex="OpenSans-Regular" fo:color="#3465A4"/>
    </style:style>
    <style:style style:name="P227" style:parent-style-name="Standard" style:family="paragraph">
      <style:paragraph-properties style:text-autospace="none"/>
      <style:text-properties style:font-name="Arial" style:font-name-asian="OpenSans-Regular" style:font-name-complex="OpenSans-Regular" fo:color="#3465A4" fo:language="en" fo:country="US"/>
    </style:style>
    <style:style style:name="P228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 fo:language="en" fo:country="US"/>
    </style:style>
    <style:style style:name="P229" style:parent-style-name="Standard" style:family="paragraph">
      <style:paragraph-properties style:text-autospace="none"/>
    </style:style>
    <style:style style:name="T230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231" style:parent-style-name="Fuentedepárrafopredeter." style:family="text">
      <style:text-properties style:font-name="Arial" style:font-name-asian="LiberationMono" style:font-name-complex="LiberationMono" fo:color="#333333"/>
    </style:style>
    <style:style style:name="P232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33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34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235" style:parent-style-name="Standard" style:family="paragraph">
      <style:paragraph-properties style:text-autospace="none"/>
    </style:style>
    <style:style style:name="T236" style:parent-style-name="Fuentedepárrafopredeter." style:family="text">
      <style:text-properties style:font-name="Arial" style:font-name-asian="LiberationMono" style:font-name-complex="LiberationMono" fo:color="#333333"/>
    </style:style>
    <style:style style:name="T237" style:parent-style-name="Fuentedepárrafopredeter." style:family="text">
      <style:text-properties style:font-name="Arial" style:font-name-asian="LiberationMono" style:font-name-complex="LiberationMono" fo:color="#5983B0"/>
    </style:style>
    <style:style style:name="P238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39" style:parent-style-name="Standard" style:family="paragraph">
      <style:paragraph-properties style:text-autospace="none"/>
    </style:style>
    <style:style style:name="T240" style:parent-style-name="Fuentedepárrafopredeter." style:family="text">
      <style:text-properties style:font-name="Arial" style:font-name-asian="LiberationMono" style:font-name-complex="LiberationMono" fo:color="#333333"/>
    </style:style>
    <style:style style:name="T241" style:parent-style-name="Fuentedepárrafopredeter." style:family="text">
      <style:text-properties style:font-name="Arial" style:font-name-asian="LiberationMono" style:font-name-complex="LiberationMono" fo:color="#5983B0"/>
    </style:style>
    <style:style style:name="P242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43" style:parent-style-name="Standard" style:family="paragraph">
      <style:paragraph-properties style:text-autospace="none"/>
    </style:style>
    <style:style style:name="T244" style:parent-style-name="Fuentedepárrafopredeter." style:family="text">
      <style:text-properties style:font-name="Arial" style:font-name-asian="LiberationMono" style:font-name-complex="LiberationMono" fo:color="#333333"/>
    </style:style>
    <style:style style:name="T245" style:parent-style-name="Fuentedepárrafopredeter." style:family="text">
      <style:text-properties style:font-name="Arial" style:font-name-asian="LiberationMono" style:font-name-complex="LiberationMono" fo:color="#5983B0"/>
    </style:style>
    <style:style style:name="P246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47" style:parent-style-name="Standard" style:family="paragraph">
      <style:paragraph-properties style:text-autospace="none"/>
    </style:style>
    <style:style style:name="T248" style:parent-style-name="Fuentedepárrafopredeter." style:family="text">
      <style:text-properties style:font-name="Arial" style:font-name-asian="LiberationMono" style:font-name-complex="LiberationMono" fo:color="#333333"/>
    </style:style>
    <style:style style:name="T249" style:parent-style-name="Fuentedepárrafopredeter." style:family="text">
      <style:text-properties style:font-name="Arial" style:font-name-asian="LiberationMono" style:font-name-complex="LiberationMono" fo:color="#5983B0"/>
    </style:style>
    <style:style style:name="P250" style:parent-style-name="Standard" style:family="paragraph">
      <style:paragraph-properties style:text-autospace="none"/>
      <style:text-properties style:font-name="Arial" style:font-name-asian="LiberationMono" style:font-name-complex="LiberationMono" fo:color="#333333"/>
    </style:style>
    <style:style style:name="P251" style:parent-style-name="Standard" style:family="paragraph">
      <style:paragraph-properties style:text-autospace="none"/>
    </style:style>
    <style:style style:name="T252" style:parent-style-name="Fuentedepárrafopredeter." style:family="text">
      <style:text-properties style:font-name="Arial" style:font-name-asian="LiberationMono" style:font-name-complex="LiberationMono" fo:color="#333333"/>
    </style:style>
    <style:style style:name="T253" style:parent-style-name="Fuentedepárrafopredeter." style:family="text">
      <style:text-properties style:font-name="Arial" style:font-name-asian="LiberationMono" style:font-name-complex="LiberationMono" fo:color="#5983B0"/>
    </style:style>
    <style:style style:name="P254" style:parent-style-name="Standard" style:family="paragraph">
      <style:paragraph-properties style:text-autospace="none"/>
      <style:text-properties style:font-name="Arial"/>
    </style:style>
    <style:style style:name="P255" style:parent-style-name="Standard" style:family="paragraph">
      <style:paragraph-properties style:text-autospace="none"/>
    </style:style>
    <style:style style:name="T256" style:parent-style-name="Fuentedepárrafopredeter." style:family="text">
      <style:text-properties style:font-name="Arial" style:font-name-asian="LiberationMono" style:font-name-complex="LiberationMono" fo:color="#333333"/>
    </style:style>
    <style:style style:name="T257" style:parent-style-name="Fuentedepárrafopredeter." style:family="text">
      <style:text-properties style:font-name="Arial" style:font-name-asian="LiberationMono" style:font-name-complex="LiberationMono" fo:color="#5983B0"/>
    </style:style>
    <style:style style:name="P258" style:parent-style-name="Standard" style:family="paragraph">
      <style:paragraph-properties style:text-autospace="none"/>
      <style:text-properties style:font-name="Arial"/>
    </style:style>
    <style:style style:name="P259" style:parent-style-name="Standard" style:family="paragraph">
      <style:paragraph-properties style:text-autospace="none"/>
      <style:text-properties style:font-name="Arial"/>
    </style:style>
    <style:style style:name="P260" style:parent-style-name="Standard" style:family="paragraph">
      <style:paragraph-properties style:text-autospace="none"/>
    </style:style>
    <style:style style:name="T261" style:parent-style-name="Fuentedepárrafopredeter." style:family="text">
      <style:text-properties style:font-name="Arial" style:font-name-asian="LiberationMono" style:font-name-complex="LiberationMono" fo:color="#333333"/>
    </style:style>
    <style:style style:name="T262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P263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4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5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6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7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8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69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0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1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2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3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4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5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6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7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8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79" style:parent-style-name="Standard" style:family="paragraph">
      <style:paragraph-properties style:text-autospace="none"/>
      <style:text-properties style:font-name="Arial" style:font-name-asian="LiberationMono" style:font-name-complex="LiberationMono" fo:color="#729FCF"/>
    </style:style>
    <style:style style:name="P280" style:parent-style-name="Standard" style:family="paragraph">
      <style:paragraph-properties style:text-autospace="none"/>
      <style:text-properties style:font-name="Arial"/>
    </style:style>
    <style:style style:name="P281" style:parent-style-name="Standard" style:family="paragraph">
      <style:paragraph-properties style:text-autospace="none"/>
    </style:style>
    <style:style style:name="T282" style:parent-style-name="Fuentedepárrafopredeter." style:family="text">
      <style:text-properties style:font-name="Arial" style:font-name-asian="LiberationMono" style:font-name-complex="LiberationMono" fo:color="#333333"/>
    </style:style>
    <style:style style:name="T283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P284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85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86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87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88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89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0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1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2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3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4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5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6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7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8" style:parent-style-name="Standard" style:family="paragraph">
      <style:paragraph-properties style:text-autospace="none"/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P299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00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01" style:parent-style-name="Standard" style:family="paragraph">
      <style:paragraph-properties style:text-autospace="none"/>
    </style:style>
    <style:style style:name="T302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03" style:parent-style-name="Fuentedepárrafopredeter." style:family="text">
      <style:text-properties style:font-name="Arial" style:font-name-asian="OpenSans-Regular" style:font-name-complex="OpenSans-Regular" fo:color="#3333FF"/>
    </style:style>
    <style:style style:name="P304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05" style:parent-style-name="Standard" style:family="paragraph">
      <style:paragraph-properties style:text-autospace="none"/>
    </style:style>
    <style:style style:name="T306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07" style:parent-style-name="Fuentedepárrafopredeter." style:family="text">
      <style:text-properties style:font-name="Arial" style:font-name-asian="OpenSans-Regular" style:font-name-complex="OpenSans-Regular" fo:color="#3333FF"/>
    </style:style>
    <style:style style:name="P308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09" style:parent-style-name="Standard" style:family="paragraph">
      <style:paragraph-properties style:text-autospace="none"/>
    </style:style>
    <style:style style:name="T310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11" style:parent-style-name="Fuentedepárrafopredeter." style:family="text">
      <style:text-properties style:font-name="Arial" style:font-name-asian="OpenSans-Regular" style:font-name-complex="OpenSans-Regular" fo:color="#3333FF"/>
    </style:style>
    <style:style style:name="P312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13" style:parent-style-name="Standard" style:family="paragraph">
      <style:paragraph-properties style:text-autospace="none"/>
    </style:style>
    <style:style style:name="T314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15" style:parent-style-name="Fuentedepárrafopredeter." style:family="text">
      <style:text-properties style:font-name="Arial" style:font-name-asian="OpenSans-Regular" style:font-name-complex="OpenSans-Regular" fo:color="#3333FF"/>
    </style:style>
    <style:style style:name="P316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17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18" style:parent-style-name="Standard" style:family="paragraph">
      <style:paragraph-properties style:text-autospace="none"/>
    </style:style>
    <style:style style:name="T319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20" style:parent-style-name="Fuentedepárrafopredeter." style:family="text">
      <style:text-properties style:font-name="Arial" style:font-name-asian="OpenSans-Regular" style:font-name-complex="OpenSans-Regular" fo:color="#3333FF"/>
    </style:style>
    <style:style style:name="P321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22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23" style:parent-style-name="Standard" style:family="paragraph">
      <style:paragraph-properties style:text-autospace="none"/>
    </style:style>
    <style:style style:name="T324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25" style:parent-style-name="Fuentedepárrafopredeter." style:family="text"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T326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T327" style:parent-style-name="Fuentedepárrafopredeter." style:family="text">
      <style:text-properties style:font-name="Arial" style:font-name-asian="OpenSans-Bold" style:font-name-complex="OpenSans-Bold" fo:font-weight="bold" style:font-weight-asian="bold" style:font-weight-complex="bold" fo:color="#333333"/>
    </style:style>
    <style:style style:name="T328" style:parent-style-name="Fuentedepárrafopredeter." style:family="text">
      <style:text-properties style:font-name="Arial" style:font-name-asian="OpenSans-Regular" style:font-name-complex="OpenSans-Regular" fo:color="#333333"/>
    </style:style>
    <style:style style:name="P329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30" style:parent-style-name="Standard" style:family="paragraph">
      <style:paragraph-properties style:text-autospace="none"/>
      <style:text-properties style:font-name="Arial" style:font-name-asian="OpenSans-Regular" style:font-name-complex="OpenSans-Regular" fo:color="#333333"/>
    </style:style>
    <style:style style:name="P331" style:parent-style-name="Standard" style:family="paragraph">
      <style:paragraph-properties style:text-autospace="none"/>
    </style:style>
    <style:style style:name="T332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33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T334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35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36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37" style:parent-style-name="Standard" style:family="paragraph">
      <style:paragraph-properties style:text-autospace="none"/>
    </style:style>
    <style:style style:name="T338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39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40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41" style:parent-style-name="Standard" style:family="paragraph">
      <style:paragraph-properties style:text-autospace="none"/>
    </style:style>
    <style:style style:name="T342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43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44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45" style:parent-style-name="Standard" style:family="paragraph">
      <style:paragraph-properties style:text-autospace="none"/>
    </style:style>
    <style:style style:name="T346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47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48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49" style:parent-style-name="Standard" style:family="paragraph">
      <style:paragraph-properties style:text-autospace="none"/>
    </style:style>
    <style:style style:name="T350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51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52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53" style:parent-style-name="Standard" style:family="paragraph">
      <style:paragraph-properties style:text-autospace="none"/>
    </style:style>
    <style:style style:name="T354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55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56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57" style:parent-style-name="Standard" style:family="paragraph">
      <style:paragraph-properties style:text-autospace="none"/>
    </style:style>
    <style:style style:name="T358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59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60" style:parent-style-name="Standard" style:family="paragraph">
      <style:paragraph-properties style:text-autospace="none"/>
      <style:text-properties style:font-name="Arial" style:font-name-asian="LiberationMono" style:font-name-complex="LiberationMono" fo:color="#333333" fo:language="en" fo:country="US"/>
    </style:style>
    <style:style style:name="P361" style:parent-style-name="Standard" style:family="paragraph">
      <style:paragraph-properties style:text-autospace="none"/>
    </style:style>
    <style:style style:name="T362" style:parent-style-name="Fuentedepárrafopredeter." style:family="text">
      <style:text-properties style:font-name="Arial" style:font-name-asian="LiberationMono" style:font-name-complex="LiberationMono" fo:color="#333333" fo:language="en" fo:country="US"/>
    </style:style>
    <style:style style:name="T363" style:parent-style-name="Fuentedepárrafopredeter." style:family="text">
      <style:text-properties style:font-name="Arial" style:font-name-asian="LiberationMono" style:font-name-complex="LiberationMono" fo:color="#5983B0" fo:language="en" fo:country="US"/>
    </style:style>
    <style:style style:name="P364" style:parent-style-name="Standard" style:family="paragraph">
      <style:paragraph-properties style:text-autospace="none"/>
      <style:text-properties style:font-name="Arial" style:font-name-asian="LiberationMono" style:font-name-complex="LiberationMono" fo:color="#5983B0" fo:language="en" fo:country="US"/>
    </style:style>
    <style:style style:name="P365" style:parent-style-name="Standard" style:family="paragraph">
      <style:paragraph-properties style:text-autospace="none"/>
      <style:text-properties style:font-name="Arial" style:font-name-asian="LiberationMono" style:font-name-complex="LiberationMono" fo:color="#5983B0" fo:language="en" fo:country="US"/>
    </style:style>
    <style:style style:name="P366" style:parent-style-name="Standard" style:family="paragraph">
      <style:paragraph-properties style:text-autospace="none"/>
      <style:text-properties style:font-name="Arial" style:font-name-asian="LiberationMono" style:font-name-complex="LiberationMono" fo:color="#5983B0" fo:language="en" fo:country="US"/>
    </style:style>
    <style:style style:name="P367" style:parent-style-name="Standard" style:family="paragraph">
      <style:text-properties style:font-name="Open Sans"/>
    </style:style>
    <style:style style:name="P368" style:parent-style-name="Standard" style:family="paragraph">
      <style:text-properties style:font-name="Open Sans"/>
    </style:style>
    <style:style style:name="P369" style:parent-style-name="Standard" style:family="paragraph">
      <style:text-properties style:font-name="Open Sans"/>
    </style:style>
    <style:style style:name="P370" style:parent-style-name="Standard" style:family="paragraph">
      <style:text-properties style:font-name="Open Sans"/>
    </style:style>
    <style:style style:name="P371" style:parent-style-name="Standard" style:family="paragraph">
      <style:text-properties style:font-name="Open Sans" fo:color="#0066CC"/>
    </style:style>
    <style:style style:name="P372" style:parent-style-name="Standard" style:family="paragraph">
      <style:text-properties style:font-name="Open Sans"/>
    </style:style>
    <style:style style:name="P373" style:parent-style-name="Standard" style:family="paragraph">
      <style:text-properties style:font-name="Open Sans"/>
    </style:style>
    <style:style style:name="P374" style:parent-style-name="Standard" style:family="paragraph">
      <style:text-properties style:font-name="Open Sans" fo:color="#5983B0"/>
    </style:style>
    <style:style style:name="P375" style:parent-style-name="Standard" style:family="paragraph">
      <style:text-properties style:font-name="Open Sans"/>
    </style:style>
    <style:style style:name="P376" style:parent-style-name="Standard" style:family="paragraph">
      <style:text-properties style:font-name="Open Sans" fo:color="#5983B0"/>
    </style:style>
    <style:style style:name="P377" style:parent-style-name="Standard" style:family="paragraph">
      <style:text-properties style:font-name="Open Sans"/>
    </style:style>
    <style:style style:name="P378" style:parent-style-name="Standard" style:family="paragraph">
      <style:text-properties style:font-name="Open Sans"/>
    </style:style>
    <style:style style:name="P379" style:parent-style-name="Standard" style:family="paragraph">
      <style:text-properties style:font-name="Open Sans" fo:color="#0066CC"/>
    </style:style>
    <style:style style:name="P380" style:parent-style-name="Standard" style:family="paragraph">
      <style:text-properties style:font-name="Open Sans"/>
    </style:style>
    <style:style style:name="P381" style:parent-style-name="Standard" style:family="paragraph">
      <style:text-properties style:font-name="Open Sans"/>
    </style:style>
    <style:style style:name="P382" style:parent-style-name="Standard" style:family="paragraph">
      <style:text-properties style:font-name="Open Sans"/>
    </style:style>
    <style:style style:name="P383" style:parent-style-name="Standard" style:family="paragraph">
      <style:text-properties style:font-name="Open Sans" fo:color="#0066CC"/>
    </style:style>
    <style:style style:name="P384" style:parent-style-name="Standard" style:family="paragraph">
      <style:text-properties style:font-name="Open Sans"/>
    </style:style>
    <style:style style:name="P385" style:parent-style-name="Standard" style:family="paragraph">
      <style:text-properties style:font-name="Open Sans"/>
    </style:style>
    <style:style style:name="P386" style:parent-style-name="Standard" style:family="paragraph">
      <style:text-properties style:font-name="Open Sans"/>
    </style:style>
    <style:style style:name="P387" style:parent-style-name="Standard" style:family="paragraph">
      <style:text-properties style:font-name="Open Sans" fo:color="#0066CC" fo:language="en" fo:country="US"/>
    </style:style>
    <style:style style:name="P388" style:parent-style-name="Standard" style:family="paragraph">
      <style:text-properties style:font-name="Open Sans" fo:color="#0066CC" fo:language="en" fo:country="US"/>
    </style:style>
    <style:style style:name="P389" style:parent-style-name="Standard" style:family="paragraph">
      <style:text-properties style:font-name="Open Sans" fo:color="#0066CC" fo:language="en" fo:country="US"/>
    </style:style>
  </office:automatic-styles>
  <office:body>
    <office:text text:use-soft-page-breaks="true">
      <text:p text:style-name="P1"><text:span text:style-name="T7">Ejercicios Unidad 1 - Introducción a la<text:s/></text:span><text:span text:style-name="T8">programación</text:span></text:p>
      <text:p text:style-name="P9"/>
      <text:p text:style-name="P10"/>
      <text:p text:style-name="P11">1. Programas y Algoritmos.</text:p>
      <text:p text:style-name="P12"/>
      <text:p text:style-name="P13">Responde a las siguientes preguntas con palabras tus (no técnicas).</text:p>
      <text:p text:style-name="P14">1. ¿Qué hace un programa?</text:p>
      <text:p text:style-name="P15">Un programa es una recopilación de código que desempeña la función designada por el programador</text:p>
      <text:p text:style-name="P16"/>
      <text:p text:style-name="P17">2. ¿Qué son los datos?</text:p>
      <text:p text:style-name="P18">Es la informacion con la que el programa realiza las tareas que le son asignadas</text:p>
      <text:p text:style-name="P19"/>
      <text:p text:style-name="P20">3. ¿Cómo se comunica un programa con el usuario?</text:p>
      <text:p text:style-name="P21">Se comunica según las funciones especificadas en el generalmente mediante texto</text:p>
      <text:p text:style-name="P22"/>
      <text:p text:style-name="P23">4. Un programa y un algoritmo es el mismo?</text:p>
      <text:p text:style-name="P24">No, el programa esta compuesto por una serie de algoritmos.</text:p>
      <text:p text:style-name="P25"/>
      <text:p text:style-name="P26">5. ¿Qué es un compilador?</text:p>
      <text:p text:style-name="P27">Es un programa que se encarga de traducir el codigo fuente a codigo maquina</text:p>
      <text:p text:style-name="P28"/>
      <text:p text:style-name="P29">6. ¿Por qué Java es portable?</text:p>
      <text:p text:style-name="P30">Porque java se ejecuta a traves de su mauina virtual permitiendole ejecutar los mismos programas en diferentes SO</text:p>
      <text:p text:style-name="P31"/>
      <text:p text:style-name="P32">7. ¿Qué es un IDE?</text:p>
      <text:p text:style-name="P33">Es un programa que facilita el desarrollo de algoritmos en uno o varios lenguajes de programacion</text:p>
      <text:p text:style-name="P34"/>
      <text:p text:style-name="P35">8. Di 3 características deseables de un algoritmo</text:p>
      <text:p text:style-name="P36">Finito, Logico, eficiente</text:p>
      <text:p text:style-name="P37"/>
      <text:p text:style-name="P38">9. Di verdadero o falso:</text:p>
      <text:p text:style-name="P39"/>
      <text:p text:style-name="P40"><text:span text:style-name="T41">Una aplicación informática puede estar formada por muchos programas.</text:span><text:span text:style-name="T42">V</text:span></text:p>
      <text:p text:style-name="P43"/>
      <text:p text:style-name="P44"><text:span text:style-name="T45">Un algoritmo puede representarse de varias maneras.</text:span><text:span text:style-name="T46">V</text:span></text:p>
      <text:p text:style-name="P47"/>
      <text:p text:style-name="P48"><text:span text:style-name="T49">Un algoritmo puede programarse en diversos lenguajes de programación.</text:span><text:span text:style-name="T50">V</text:span></text:p>
      <text:p text:style-name="P51"/>
      <text:p text:style-name="P52"><text:span text:style-name="T53">C es un lenguaje portable.</text:span><text:span text:style-name="T54">F</text:span></text:p>
      <text:p text:style-name="P55"/>
      <text:p text:style-name="P56"><text:span text:style-name="T57">Necesitamos un compilador de C para cada plataforma</text:span><text:span text:style-name="T58">V</text:span></text:p>
      <text:soft-page-break/>
      <text:p text:style-name="P59">2. La información</text:p>
      <text:p text:style-name="P60"/>
      <text:p text:style-name="P61"/>
      <text:p text:style-name="P62">Responde a las siguientes preguntas con palabras tus (no técnicas).</text:p>
      <text:p text:style-name="P63"/>
      <text:p text:style-name="P64">1. ¿Cómo se guarda la información a los ordenadores?¿Por qué tiene que estar organizada?</text:p>
      <text:p text:style-name="P65"/>
      <text:p text:style-name="P66">Se guarda mediante memorias de diferentes clases ya sean internas (como HDD, SSD, ETC...) o externas (como USB, Discos duros externos etc..) en codigo maquina. La informacion debe estar organizada para poder accdr de formas mas rapida y facil a ella.</text:p>
      <text:p text:style-name="P67"/>
      <text:p text:style-name="P68">2. ¿Cuál es la diferencia entre una variable y una constante.</text:p>
      <text:p text:style-name="P69">Una constante tiene siempre el mismo valor y no se puede modificar mientras que una variable puede modificarse</text:p>
      <text:p text:style-name="P70"/>
      <text:p text:style-name="P71">3. Di las tres características de una variable</text:p>
      <text:p text:style-name="P72"/>
      <text:p text:style-name="P73">Nombre, Tipo, Valor</text:p>
      <text:p text:style-name="P74"/>
      <text:p text:style-name="P75">4. ¿Qué problemas puede dar la falta de precisión?</text:p>
      <text:p text:style-name="P76"/>
      <text:p text:style-name="P77">1. Por exceso</text:p>
      <text:p text:style-name="P78">Pueden guardar un rango muy limitado en cuanto al valor de los datos</text:p>
      <text:p text:style-name="P79"/>
      <text:p text:style-name="P80">2. Por defecto</text:p>
      <text:p text:style-name="P81">Se reservaria un espacio de memoria mayor al necesitado</text:p>
      <text:p text:style-name="P82"/>
      <text:p text:style-name="P83">5. Di cuáles de los siguientes identificadores son correctas o incorrectas:</text:p>
      <text:p text:style-name="P84"/>
      <text:p text:style-name="P85"><text:span text:style-name="T86">letra<text:s/></text:span><text:span text:style-name="T87"><text:tab/></text:span><text:span text:style-name="T88">C</text:span></text:p>
      <text:p text:style-name="P89"/>
      <text:p text:style-name="P90"><text:span text:style-name="T91">Letra<text:s/></text:span><text:span text:style-name="T92">C</text:span></text:p>
      <text:p text:style-name="P93"/>
      <text:p text:style-name="P94"><text:span text:style-name="T95">123precio<text:s/></text:span><text:span text:style-name="T96">I</text:span></text:p>
      <text:p text:style-name="P97"/>
      <text:p text:style-name="P98"><text:span text:style-name="T99">__variable__<text:s/></text:span><text:span text:style-name="T100">C</text:span></text:p>
      <text:p text:style-name="P101"/>
      <text:p text:style-name="P102"><text:span text:style-name="T103">precio123<text:s/></text:span><text:span text:style-name="T104">C</text:span></text:p>
      <text:p text:style-name="P105"/>
      <text:p text:style-name="P106"><text:span text:style-name="T107">cantidad_envases<text:s/></text:span><text:span text:style-name="T108">C</text:span></text:p>
      <text:p text:style-name="P109"/>
      <text:p text:style-name="P110"><text:span text:style-name="T111">__.__<text:s/></text:span><text:span text:style-name="T112">I</text:span></text:p>
      <text:p text:style-name="P113"/>
      <text:p text:style-name="P114"><text:span text:style-name="T115">Canto total<text:s/></text:span><text:span text:style-name="T116">I</text:span></text:p>
      <text:p text:style-name="P117"/>
      <text:p text:style-name="P118"><text:span text:style-name="T119">CHAR<text:s/></text:span><text:span text:style-name="T120">I</text:span></text:p>
      <text:p text:style-name="P121"/>
      <text:p text:style-name="P122"><text:span text:style-name="T123">char<text:s/></text:span><text:span text:style-name="T124">I</text:span></text:p>
      <text:p text:style-name="P125"/>
      <text:p text:style-name="P126"/>
      <text:p text:style-name="P127"/>
      <text:list text:style-name="LFO1" text:continue-numbering="true">
        <text:list-item>
          <text:p text:style-name="P128"><text:span text:style-name="T129">Indica 4 ejemplos de datos compuestas y por qué tipos simples están<text:s/></text:span><text:span text:style-name="T130">formados</text:span></text:p>
        </text:list-item>
      </text:list>
      <text:p text:style-name="P131"/>
      <text:p text:style-name="P132">Direccion: Calle, numero de puerta, numero de piso, ciudad, comunidad autonoma, pais y codigo postal.</text:p>
      <text:p text:style-name="P133"/>
      <text:p text:style-name="P134">Fecha: Dia, Mes, Año.</text:p>
      <text:p text:style-name="P135"/>
      <text:p text:style-name="P136">Tamaño de algo: Ancho, Largo y Profundidad</text:p>
      <text:p text:style-name="P137"/>
      <text:p text:style-name="P138">Potencia: Base, Exponente.</text:p>
      <text:p text:style-name="P139"/>
      <text:list text:style-name="LFO2" text:continue-numbering="true">
        <text:list-item>
          <text:p text:style-name="P140">Expresiones</text:p>
        </text:list-item>
      </text:list>
      <text:p text:style-name="P141"/>
      <text:p text:style-name="P142"/>
      <text:p text:style-name="P143"/>
      <text:list text:style-name="LFO3" text:continue-numbering="true">
        <text:list-item>
          <text:p text:style-name="P144">Calcula el valor de cada expresión si es válida. Si no es válida, indica el motivo.</text:p>
        </text:list-item>
      </text:list>
      <text:p text:style-name="P145"/>
      <text:p text:style-name="Standard"><text:span text:style-name="T146">(10 * 3 )+ (5 * 2) <text:s text:c="3"/></text:span><text:span text:style-name="T147">40</text:span></text:p>
      <text:p text:style-name="P148"/>
      <text:p text:style-name="Standard"><text:span text:style-name="T149">(15 % 4) <text:s text:c="4"/></text:span><text:span text:style-name="T150">3</text:span></text:p>
      <text:p text:style-name="P151"/>
      <text:p text:style-name="Standard"><text:span text:style-name="T152">2 + (7 / 3) <text:s/></text:span><text:span text:style-name="T153">4,3333</text:span></text:p>
      <text:p text:style-name="P154"/>
      <text:p text:style-name="Standard"><text:span text:style-name="T155">4 +" precio "<text:s/></text:span><text:span text:style-name="T156">No valida ya que precio no es un dato numerico</text:span></text:p>
      <text:p text:style-name="P157"/>
      <text:p text:style-name="Standard"><text:span text:style-name="T158">(5 + 2) &lt;8 <text:s text:c="3"/></text:span><text:span text:style-name="T159"><text:s/>7&lt;8</text:span></text:p>
      <text:p text:style-name="P160"/>
      <text:p text:style-name="Standard"><text:span text:style-name="T161">4&gt; = 4 <text:s text:c="3"/></text:span><text:span text:style-name="T162">Se cumple</text:span></text:p>
      <text:p text:style-name="P163"/>
      <text:p text:style-name="Standard"><text:span text:style-name="T164">true OR false <text:s/></text:span><text:span text:style-name="T165">valida</text:span></text:p>
      <text:p text:style-name="P166"/>
      <text:p text:style-name="Standard"><text:span text:style-name="T167">5 OR (2 &lt;3) <text:s/></text:span><text:span text:style-name="T168">no valida ya que falta una condicion</text:span></text:p>
      <text:p text:style-name="P169"/>
      <text:p text:style-name="Standard"><text:span text:style-name="T170">(6&gt; = 2) OR (3 &lt;= 5) <text:s/></text:span><text:span text:style-name="T171">Se cumple</text:span></text:p>
      <text:p text:style-name="P172"/>
      <text:p text:style-name="Standard"><text:span text:style-name="T173">NOT (NOT (NOT (4 &lt;10))) <text:s text:c="3"/></text:span><text:span text:style-name="T174">not(4&lt;10)</text:span></text:p>
      <text:p text:style-name="P175"/>
      <text:p text:style-name="Standard"><text:span text:style-name="T176">4 + false<text:s/></text:span><text:span text:style-name="T177">No valida ya que false no es un dato numerico</text:span></text:p>
      <text:p text:style-name="P178"/>
      <text:p text:style-name="Standard"><text:span text:style-name="T179">4 +( (2 * 4) / 2) <text:s text:c="3"/></text:span><text:span text:style-name="T180">8</text:span></text:p>
      <text:p text:style-name="P181"/>
      <text:p text:style-name="Standard"><text:span text:style-name="T182">((5 &lt;0) AND (6&gt; = 7)) OR (45% 5 &lt;= 0 <text:s/></text:span><text:span text:style-name="T183">se cumple</text:span></text:p>
      <text:p text:style-name="P184"/>
      <text:p text:style-name="Standard"><text:span text:style-name="T185">((10 - 4)&gt; 0) OR true <text:s/></text:span><text:span text:style-name="T186">Se puede cumplir</text:span></text:p>
      <text:p text:style-name="P187"/>
      <text:p text:style-name="Standard"><text:span text:style-name="T188">((10-4) &lt;0) OR true <text:s/></text:span><text:span text:style-name="T189">Se puede cumplir</text:span></text:p>
      <text:p text:style-name="P190"/>
      <text:p text:style-name="P191"/>
      <text:p text:style-name="P192"/>
      <text:p text:style-name="P193"/>
      <text:p text:style-name="P194"/>
      <text:soft-page-break/>
      <text:p text:style-name="Standard"><text:span text:style-name="T195">2. Dados los siguientes valores de las variables<text:s/></text:span><text:span text:style-name="T196">X = 1, Y = 4, Z = 10<text:s/></text:span><text:span text:style-name="T197">y la constante<text:s/></text:span><text:span text:style-name="T198">PI =</text:span></text:p>
      <text:p text:style-name="P199"><text:span text:style-name="T200">3.14<text:s/></text:span><text:span text:style-name="T201">, evalúa las expresiones siguientes. Importante fijarse en el resultado del tipo de</text:span></text:p>
      <text:p text:style-name="P202">retorno.</text:p>
      <text:p text:style-name="P203"/>
      <text:p text:style-name="P204"/>
      <text:p text:style-name="P205"><text:span text:style-name="T206">2 * X + 0.5 * Y - 1/5 * Z <text:s text:c="2"/></text:span><text:span text:style-name="T207">2,2</text:span></text:p>
      <text:p text:style-name="P208"/>
      <text:p text:style-name="P209"><text:span text:style-name="T210">((PI * X ^ 2)&gt; Y) OR ((2 * PI * X) &lt;= Z) <text:s text:c="4"/></text:span><text:span text:style-name="T211">3.14&gt;4.0 <text:s/>|| 6,28=&lt;10 TRUE</text:span></text:p>
      <text:p text:style-name="P212"/>
      <text:p text:style-name="P213"><text:span text:style-name="T214">" Hola, mundo! " == "Hola," + "mundo!" <text:s text:c="3"/></text:span><text:span text:style-name="T215">False</text:span></text:p>
      <text:p text:style-name="P216"/>
      <text:p text:style-name="P217"><text:span text:style-name="T218">'a' == 'A' <text:s text:c="4"/></text:span><text:span text:style-name="T219">False</text:span></text:p>
      <text:p text:style-name="P220"/>
      <text:p text:style-name="P221">3.Construye expresiones correctas para las fórmulas siguientes:</text:p>
      <text:p text:style-name="P222"/>
      <text:p text:style-name="P223">a <text:s text:c="2"/>(a*(x^2)+b/x+c)&gt;=0</text:p>
      <text:p text:style-name="P224"/>
      <text:p text:style-name="P225">b <text:s/>((3*x-y)/z)-((2*x*(y^2))/(z-1))+(x*y)</text:p>
      <text:p text:style-name="P226"/>
      <text:p text:style-name="P227">c <text:s/>((a)/(b-(c/(d-(c/(f-g))))))+((h+i)/(j+k))</text:p>
      <text:p text:style-name="P228"/>
      <text:p text:style-name="P229"><text:span text:style-name="T230">4. A partir de las siguientes constantes<text:s/></text:span><text:span text:style-name="T231">gran = falso; redondo = cierto; suave = falso</text:span></text:p>
      <text:p text:style-name="P232">indica cuál será el valor después de cada una de las siguientes asignaciones:</text:p>
      <text:p text:style-name="P233"/>
      <text:p text:style-name="P234"/>
      <text:p text:style-name="P235"><text:span text:style-name="T236">grande y redondo y suave <text:s text:c="5"/></text:span><text:span text:style-name="T237">FALSO</text:span></text:p>
      <text:p text:style-name="P238"/>
      <text:p text:style-name="P239"><text:span text:style-name="T240">grande o redondo o suave <text:s text:c="4"/></text:span><text:span text:style-name="T241">VERDADERO</text:span></text:p>
      <text:p text:style-name="P242"/>
      <text:p text:style-name="P243"><text:span text:style-name="T244">grande y redondo o suave <text:s text:c="4"/></text:span><text:span text:style-name="T245">FALSO</text:span></text:p>
      <text:p text:style-name="P246"/>
      <text:p text:style-name="P247"><text:span text:style-name="T248">grande o redondo y suave <text:s text:c="4"/></text:span><text:span text:style-name="T249">VERDADERO</text:span></text:p>
      <text:p text:style-name="P250"/>
      <text:p text:style-name="P251"><text:span text:style-name="T252">grande y (redondo o suave) <text:s text:c="2"/></text:span><text:span text:style-name="T253">VERDADERO</text:span></text:p>
      <text:p text:style-name="P254"><text:s text:c="2"/></text:p>
      <text:p text:style-name="P255"><text:span text:style-name="T256">(grande o redondo) y suave <text:s text:c="3"/></text:span><text:span text:style-name="T257">FALSO</text:span></text:p>
      <text:p text:style-name="P258"/>
      <text:p text:style-name="P259"/>
      <text:p text:style-name="P260"><text:span text:style-name="T261">5.<text:s/></text:span><text:span text:style-name="T262">Indica con paréntesis el orden en que el ordenador ejecutaría las diferentes operaciones.</text:span></text:p>
      <text:p text:style-name="P263">(x + y) + z</text:p>
      <text:p text:style-name="P264"/>
      <text:p text:style-name="P265">(x * y) + z</text:p>
      <text:p text:style-name="P266"/>
      <text:p text:style-name="P267">x + (y * z)</text:p>
      <text:p text:style-name="P268"/>
      <text:p text:style-name="P269">x - (y * z)</text:p>
      <text:p text:style-name="P270"/>
      <text:p text:style-name="P271">x + (y / z)</text:p>
      <text:p text:style-name="P272"/>
      <text:p text:style-name="P273">(x * y) / z</text:p>
      <text:p text:style-name="P274"/>
      <text:soft-page-break/>
      <text:p text:style-name="P275">(x / y) / z</text:p>
      <text:p text:style-name="P276"/>
      <text:p text:style-name="P277">((x / y) * y) + (x% y)</text:p>
      <text:p text:style-name="P278"/>
      <text:p text:style-name="P279">(x / y) + z + x</text:p>
      <text:p text:style-name="P280"/>
      <text:p text:style-name="P281"><text:span text:style-name="T282">3.<text:s/></text:span><text:span text:style-name="T283">Observa la siguiente secuencia de instrucciones:</text:span></text:p>
      <text:p text:style-name="P284"/>
      <text:p text:style-name="P285">a=5;</text:p>
      <text:p text:style-name="P286"/>
      <text:p text:style-name="P287">b=7;</text:p>
      <text:p text:style-name="P288"/>
      <text:p text:style-name="P289">c=2;</text:p>
      <text:p text:style-name="P290"/>
      <text:p text:style-name="P291">a=a+b+c;</text:p>
      <text:p text:style-name="P292"/>
      <text:p text:style-name="P293">b=c / 2;</text:p>
      <text:p text:style-name="P294"/>
      <text:p text:style-name="P295">a=a / b + a ^ c;</text:p>
      <text:p text:style-name="P296"/>
      <text:p text:style-name="P297">ESCRIBIR(a);</text:p>
      <text:p text:style-name="P298"/>
      <text:p text:style-name="P299">Ahora responde a las siguientes cuestiones:</text:p>
      <text:p text:style-name="P300"/>
      <text:p text:style-name="P301"><text:span text:style-name="T302">a) ¿Qué valor contiene a después de la cuarta instrucción? <text:s/></text:span><text:span text:style-name="T303">14</text:span></text:p>
      <text:p text:style-name="P304"/>
      <text:p text:style-name="P305"><text:span text:style-name="T306">b) ¿Qué valor contiene b después de la quinta instrucción? <text:s/></text:span><text:span text:style-name="T307">1</text:span></text:p>
      <text:p text:style-name="P308"/>
      <text:p text:style-name="P309"><text:span text:style-name="T310">c) ¿Qué valor contiene a después de la sexta instrucción? <text:s/></text:span><text:span text:style-name="T311">210</text:span></text:p>
      <text:p text:style-name="P312"/>
      <text:p text:style-name="P313"><text:span text:style-name="T314">d) ¿Qué valor imprime la última instrucción?<text:s/></text:span><text:span text:style-name="T315">210</text:span></text:p>
      <text:p text:style-name="P316"/>
      <text:p text:style-name="P317">e) Si en lugar de ESCRIBIR(a) hubiésemos escrito ESCRIBIR(“a”) ¿Qué</text:p>
      <text:p text:style-name="P318"><text:span text:style-name="T319">aparecería? <text:s/></text:span><text:span text:style-name="T320">a</text:span></text:p>
      <text:p text:style-name="P321"/>
      <text:p text:style-name="P322"/>
      <text:p text:style-name="P323"><text:span text:style-name="T324">7.<text:s/></text:span><text:span text:style-name="T325">Utilizando las leyes de De Morgan</text:span><text:span text:style-name="T326">, escribe las<text:s/></text:span><text:span text:style-name="T327">negaciones<text:s/></text:span><text:span text:style-name="T328">de las siguientes expresiones, donde a, b, c son variables enteras y p, q, r son variables booleanas (lógicas).</text:span></text:p>
      <text:p text:style-name="P329"/>
      <text:p text:style-name="P330"/>
      <text:p text:style-name="P331"><text:span text:style-name="T332">(p AND q) OR r <text:s text:c="3"/></text:span><text:span text:style-name="T333">NOT</text:span><text:span text:style-name="T334">(</text:span><text:span text:style-name="T335">p AND q) AND NOT(r)</text:span></text:p>
      <text:p text:style-name="P336"/>
      <text:p text:style-name="P337"><text:span text:style-name="T338">(a == b) OR (a == 0) <text:s text:c="5"/></text:span><text:span text:style-name="T339">NOT(a == b) AND NOT(a ==0)</text:span></text:p>
      <text:p text:style-name="P340"/>
      <text:p text:style-name="P341"><text:span text:style-name="T342">NOT p OR NOT q OR (a == b + c) <text:s text:c="4"/></text:span><text:span text:style-name="T343">p AND q AND NOT(a == b+c)</text:span></text:p>
      <text:p text:style-name="P344"/>
      <text:p text:style-name="P345"><text:span text:style-name="T346">p AND (q OR r) <text:s text:c="7"/></text:span><text:span text:style-name="T347">NOT p OR NOT(q OR r)</text:span></text:p>
      <text:p text:style-name="P348"/>
      <text:p text:style-name="P349"><text:span text:style-name="T350">(a &lt;b) and (b &lt;c) <text:s text:c="5"/></text:span><text:span text:style-name="T351">NOT(a&lt;b) OR NOT(b&lt;c)</text:span></text:p>
      <text:p text:style-name="P352"/>
      <text:p text:style-name="P353"><text:span text:style-name="T354">NOT p AND q OR NOT r <text:s text:c="5"/></text:span><text:span text:style-name="T355">p OR NOT q AND r</text:span></text:p>
      <text:p text:style-name="P356"/>
      <text:p text:style-name="P357"><text:span text:style-name="T358">NOT (a &lt;&gt; b) OR (a + b == 7) <text:s text:c="6"/></text:span><text:span text:style-name="T359">(a != b) AND NOT(a + b == 7)</text:span></text:p>
      <text:p text:style-name="P360"/>
      <text:p text:style-name="P361"><text:span text:style-name="T362">(a / b == 0) OR (a == c) <text:s/></text:span><text:span text:style-name="T363">NOT(a/b == 0) AND NOT(a == c)</text:span></text:p>
      <text:p text:style-name="P364"/>
      <text:p text:style-name="P365"/>
      <text:p text:style-name="P366"/>
      <text:p text:style-name="P367">8. Siendo a, b, c y d variables numéricas, escribe la expresión lógica correspondiente a:</text:p>
      <text:p text:style-name="P368"/>
      <text:p text:style-name="P369"/>
      <text:p text:style-name="P370">Los valores de b y c son ambos superiores al valor de d:</text:p>
      <text:p text:style-name="P371">b&gt;d &amp;&amp; c&gt;d</text:p>
      <text:p text:style-name="P372"/>
      <text:p text:style-name="P373">a, b y c son idénticos</text:p>
      <text:p text:style-name="P374">a == b &amp;&amp; a==c &amp;&amp; b==c</text:p>
      <text:p text:style-name="P375">a, b y c son idénticos pero diferentes de d</text:p>
      <text:p text:style-name="P376">(a == b &amp;&amp; a==c &amp;&amp; b==c) &amp;&amp; (d != a)</text:p>
      <text:p text:style-name="P377"/>
      <text:p text:style-name="P378">b está comprendido, estrictamente, entre los valores de a y c</text:p>
      <text:p text:style-name="P379">a&lt;b &amp;&amp; b&lt;c</text:p>
      <text:p text:style-name="P380"/>
      <text:p text:style-name="P381">b está comprendido, estrictamente, entre los valores de a y c, y el valor de a es menor</text:p>
      <text:p text:style-name="P382">que el valor de c</text:p>
      <text:p text:style-name="P383">a&lt;b &amp;&amp; b&lt;c &amp;&amp; a&lt;c</text:p>
      <text:p text:style-name="P384"/>
      <text:p text:style-name="P385">Hay, al menos, dos valores idénticos entre a, b y c</text:p>
      <text:p text:style-name="P386"/>
      <text:p text:style-name="P387">(a==b OR b==c OR a ==c)</text:p>
      <text:p text:style-name="P388"/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ans-Regular" svg:font-family="OpenSans-Regular" style:font-family-generic="swiss"/>
    <style:font-face style:name="LiberationMono" svg:font-family="LiberationMono" style:font-family-generic="modern" style:font-pitch="fixed"/>
    <style:font-face style:name="OpenSans-Bold" svg:font-family="OpenSans-Bold" style:font-family-generic="swiss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font-size="8pt" style:font-size-asian="8pt" style:font-size-complex="8pt"/>
    </style:style>
    <style:style style:name="T3" style:parent-style-name="Fuentedepárrafopredeter." style:family="text">
      <style:text-properties fo:color="#4472C4"/>
    </style:style>
    <style:style style:name="T4" style:parent-style-name="Fuentedepárrafopredeter." style:family="text">
      <style:text-properties fo:color="#4472C4"/>
    </style:style>
    <style:style style:name="T5" style:parent-style-name="Fuentedepárrafopredeter.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6" style:parent-style-name="Fuentedepárrafopredeter." style:family="text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P2">Alejandro Ruiz Fora</text:p>
        <text:p text:style-name="Encabezado"/>
      </style:header>
      <style:footer>
        <text:p text:style-name="Piedepágina"><text:span text:style-name="T3"><draw:custom-shape svg:x="0in" svg:y="0in" svg:width="8.05417in" svg:height="10.42083in" draw:z-index="251659264" draw:id="id0" draw:style-name="a0" draw:name="Rectángulo 77" text:anchor-type="paragraph"><svg:title/><svg:desc/><draw:enhanced-geometry draw:type="non-primitive" svg:viewBox="0 0 21600 21600" draw:enhanced-path="M 0 0 L 21600 0 21600 21600 0 21600 Z N"/></draw:custom-shape></text:span><text:span text:style-name="T4"><text:s/></text:span><text:span text:style-name="T5">pág.<text:s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UIZ FORA, ALEJANDRO</dc:creator>
    <meta:creation-date>2023-09-15T09:37:00Z</meta:creation-date>
    <dc:date>2023-09-21T21:00:00Z</dc:date>
    <meta:template xlink:href="Normal.dotm" xlink:type="simple"/>
    <meta:editing-cycles>12</meta:editing-cycles>
    <meta:editing-duration>PT21840S</meta:editing-duration>
    <meta:document-statistic meta:page-count="6" meta:paragraph-count="12" meta:word-count="948" meta:character-count="6153" meta:row-count="43" meta:non-whitespace-character-count="5217"/>
  </office:meta>
</office:document-meta>
</file>